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1988" officeooo:paragraph-rsid="00061988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mpling Kitti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22:05:48.940020393</meta:creation-date>
    <dc:date>2023-03-14T22:06:36.214615919</dc:date>
    <meta:editing-duration>PT48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6.4.7.2$Linux_X86_64 LibreOffice_project/40$Build-2</meta:generator>
  </office:meta>
</office:document-meta>
</file>